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1drv.ms/x/s!Anfu2fPtf_qxgzivavR8ruEwKvT5" text:style-name="ListLabel_20_1" text:visited-style-name="ListLabel_20_1"><text:span text:style-name="T1">https://1drv.ms/x/s!Anfu2fPtf_qxgzivavR8ruEwKvT5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48" meta:non-whitespace-character-count="48"/>
    <meta:generator>LibreOfficeDev/6.0.5.2$Linux_X86_64 LibreOffice_project/</meta:generator>
  </office:meta>
</office:document-meta>
</file>